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urseDetails" style:family="table">
      <style:table-properties style:width="16.18cm" fo:break-before="auto" fo:break-after="auto" table:align="center" fo:keep-with-next="auto" style:may-break-between-rows="true" table:border-model="collapsing"/>
    </style:style>
    <style:style style:name="CourseDetails.A" style:family="table-column">
      <style:table-column-properties style:column-width="2.817cm"/>
    </style:style>
    <style:style style:name="CourseDetails.B" style:family="table-column">
      <style:table-column-properties style:column-width="7.327cm"/>
    </style:style>
    <style:style style:name="CourseDetails.C" style:family="table-column">
      <style:table-column-properties style:column-width="2.547cm"/>
    </style:style>
    <style:style style:name="CourseDetails.D" style:family="table-column">
      <style:table-column-properties style:column-width="3.489cm"/>
    </style:style>
    <style:style style:name="CourseDetails.1" style:family="table-row">
      <style:table-row-properties fo:keep-together="auto"/>
    </style:style>
    <style:style style:name="CourseDetails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CourseDetails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D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A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B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C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D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889cm" style:rel-column-width="7281*"/>
    </style:style>
    <style:style style:name="Table1.I" style:family="table-column">
      <style:table-column-properties style:column-width="1.889cm" style:rel-column-width="728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en" fo:country="US" officeooo:paragraph-rsid="0041fc4b"/>
    </style:style>
    <style:style style:name="P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en" fo:country="US" officeooo:paragraph-rsid="00b7e6e3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fo:font-weight="bold" officeooo:rsid="000bf19d" officeooo:paragraph-rsid="000bf19d" style:font-weight-asian="bold" style:font-weight-complex="bold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fo:font-weight="bold" officeooo:rsid="000d90c3" officeooo:paragraph-rsid="000d90c3" style:font-weight-asian="bold" style:font-weight-complex="bold"/>
    </style:style>
    <style:style style:name="P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en" fo:country="US" fo:font-weight="bold" officeooo:rsid="00122ea8" officeooo:paragraph-rsid="000d90c3" style:font-weight-asian="bold" style:font-weight-complex="bold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fo:font-weight="bold" officeooo:rsid="00be6964" officeooo:paragraph-rsid="00be6964" style:font-weight-asian="bold" style:font-weight-complex="bold"/>
    </style:style>
    <style:style style:name="P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en" fo:country="US" fo:font-weight="bold" officeooo:rsid="00cd3371" officeooo:paragraph-rsid="00cd3371" style:font-weight-asian="bold" style:font-weight-complex="bold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fo:font-weight="normal" officeooo:rsid="00a43d6e" officeooo:paragraph-rsid="00a43d6e" style:font-weight-asian="normal" style:font-weight-complex="normal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officeooo:rsid="00be6964" officeooo:paragraph-rsid="00be6964"/>
    </style:style>
    <style:style style:name="P1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weight="bold" officeooo:paragraph-rsid="0041fc4b" style:font-weight-asian="bold"/>
    </style:style>
    <style:style style:name="P11" style:family="paragraph" style:parent-style-name="Standard">
      <style:paragraph-properties fo:line-height="150%" fo:text-align="center" style:justify-single-word="false"/>
      <style:text-properties fo:font-weight="bold" officeooo:paragraph-rsid="00b7e6e3" style:font-weight-asian="bold"/>
    </style:style>
    <style:style style:name="P12" style:family="paragraph" style:parent-style-name="Standard">
      <style:paragraph-properties fo:line-height="150%" fo:text-align="center" style:justify-single-word="false"/>
      <style:text-properties officeooo:paragraph-rsid="00b7e6e3"/>
    </style:style>
    <style:style style:name="P13" style:family="paragraph" style:parent-style-name="Table_20_Contents">
      <style:text-properties fo:language="en" fo:country="US"/>
    </style:style>
    <style:style style:name="P14" style:family="paragraph" style:parent-style-name="Table_20_Contents">
      <style:paragraph-properties fo:text-align="center" style:justify-single-word="false"/>
      <style:text-properties fo:language="en" fo:country="US" fo:font-weight="bold" officeooo:rsid="00a63514" officeooo:paragraph-rsid="00b7e6e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language="en" fo:country="US" fo:font-weight="bold" officeooo:rsid="00b7e6e3" officeooo:paragraph-rsid="00b7e6e3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language="en" fo:country="US" fo:font-weight="bold" officeooo:rsid="00b8f388" officeooo:paragraph-rsid="00b8f388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language="en" fo:country="US" fo:font-weight="normal" officeooo:rsid="00a72b6f" officeooo:paragraph-rsid="00b7e6e3" style:font-weight-asian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language="en" fo:country="US" fo:font-weight="normal" officeooo:rsid="00ada967" officeooo:paragraph-rsid="00b7e6e3" style:font-weight-asian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language="en" fo:country="US" fo:font-weight="normal" officeooo:rsid="00af9372" officeooo:paragraph-rsid="00b7e6e3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e5916" officeooo:paragraph-rsid="000e59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eba9b" officeooo:paragraph-rsid="000eba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ef0ae" officeooo:paragraph-rsid="000ef0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060a7" officeooo:paragraph-rsid="001060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auto"/>
      <style:text-properties fo:language="en" fo:country="US" fo:font-weight="bold" officeooo:rsid="000a126a" officeooo:paragraph-rsid="000a126a" style:font-weight-asian="bold" style:font-weight-complex="bold"/>
    </style:style>
    <style:style style:name="P2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4pt" fo:font-style="normal" fo:font-weight="bold" officeooo:rsid="00d558cd" officeooo:paragraph-rsid="00d558cd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en" fo:country="US" officeooo:paragraph-rsid="00b7e6e3"/>
    </style:style>
    <style:style style:name="P27" style:family="paragraph" style:parent-style-name="Standard">
      <style:paragraph-properties fo:line-height="150%" fo:text-align="center" style:justify-single-word="false"/>
      <style:text-properties officeooo:paragraph-rsid="00b7e6e3"/>
    </style:style>
    <style:style style:name="P28" style:family="paragraph" style:parent-style-name="Table_20_Contents">
      <style:paragraph-properties fo:text-align="center" style:justify-single-word="false"/>
      <style:text-properties fo:language="en" fo:country="US" fo:font-weight="bold" officeooo:rsid="00d48958" officeooo:paragraph-rsid="00d48958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officeooo:rsid="00d558cd" officeooo:paragraph-rsid="00d558cd"/>
    </style:style>
    <style:style style:name="P31" style:family="paragraph" style:parent-style-name="Table_20_Contents">
      <style:paragraph-properties fo:text-align="center" style:justify-single-word="false"/>
      <style:text-properties officeooo:rsid="00d98bb9" officeooo:paragraph-rsid="00d98bb9"/>
    </style:style>
    <style:style style:name="T1" style:family="text">
      <style:text-properties officeooo:rsid="00c16a77"/>
    </style:style>
    <style:style style:name="T2" style:family="text">
      <style:text-properties officeooo:rsid="00c35729"/>
    </style:style>
    <style:style style:name="T3" style:family="text">
      <style:text-properties officeooo:rsid="00cd3371"/>
    </style:style>
    <style:style style:name="T4" style:family="text">
      <style:text-properties officeooo:rsid="00cf9ecd"/>
    </style:style>
    <style:style style:name="T5" style:family="text">
      <style:text-properties officeooo:rsid="00d7182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KGISL Institute of Technology</text:p>
      <text:p text:style-name="P3">Department of Information Technology</text:p>
      <text:p text:style-name="P4">Lesson Plan (M<text:span text:style-name="T4">acro</text:span> Level)</text:p>
      <table:table table:name="CourseDetails" table:style-name="CourseDetails" table:template-name="Default Style">
        <table:table-column table:style-name="CourseDetails.A"/>
        <table:table-column table:style-name="CourseDetails.B"/>
        <table:table-column table:style-name="CourseDetails.C"/>
        <table:table-column table:style-name="CourseDetails.D"/>
        <table:table-row table:style-name="CourseDetails.1">
          <table:table-cell table:style-name="CourseDetails.A1" office:value-type="string">
            <text:p text:style-name="P13">Faculty Name:</text:p>
          </table:table-cell>
          <table:table-cell table:style-name="CourseDetails.B1" office:value-type="string">
            <text:p text:style-name="P20">Rajasekaran <text:span text:style-name="T1">S</text:span></text:p>
          </table:table-cell>
          <table:table-cell table:style-name="CourseDetails.C1" office:value-type="string">
            <text:p text:style-name="P20">Designation:</text:p>
          </table:table-cell>
          <table:table-cell table:style-name="CourseDetails.D1" office:value-type="string">
            <text:p text:style-name="P20">Assistant Professor</text:p>
          </table:table-cell>
        </table:table-row>
        <table:table-row table:style-name="CourseDetails.1">
          <table:table-cell table:style-name="CourseDetails.A2" office:value-type="string">
            <text:p text:style-name="P21">Course Name:</text:p>
          </table:table-cell>
          <table:table-cell table:style-name="CourseDetails.B2" office:value-type="string">
            <text:p text:style-name="P21">OBJECT ORIENTED PROGRAMMING <text:span text:style-name="T2">LABORATORY</text:span></text:p>
          </table:table-cell>
          <table:table-cell table:style-name="CourseDetails.C2" office:value-type="string">
            <text:p text:style-name="P22">Course Code:</text:p>
          </table:table-cell>
          <table:table-cell table:style-name="CourseDetails.D2" office:value-type="string">
            <text:p text:style-name="P22">CS838<text:span text:style-name="T2">3</text:span></text:p>
          </table:table-cell>
        </table:table-row>
        <table:table-row>
          <table:table-cell table:style-name="CourseDetails.A3" office:value-type="string">
            <text:p text:style-name="P23">Academic Year</text:p>
          </table:table-cell>
          <table:table-cell table:style-name="CourseDetails.B3" office:value-type="string">
            <text:p text:style-name="P23">2018-2019</text:p>
          </table:table-cell>
          <table:table-cell table:style-name="CourseDetails.C3" office:value-type="string">
            <text:p text:style-name="P23">Sem/Year</text:p>
          </table:table-cell>
          <table:table-cell table:style-name="CourseDetails.D3" office:value-type="string">
            <text:p text:style-name="P23">III/II</text:p>
          </table:table-cell>
        </table:table-row>
      </table:table>
      <text:p text:style-name="P5"/>
      <text:p text:style-name="P25">Time Table</text:p>
      <text:p text:style-name="P12"/>
      <table:table table:name="Table1" table:style-name="Table1">
        <table:table-column table:style-name="Table1.A" table:number-columns-repeated="8"/>
        <table:table-column table:style-name="Table1.I"/>
        <table:table-row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30">1</text:p>
          </table:table-cell>
          <table:table-cell table:style-name="Table1.A1" office:value-type="string">
            <text:p text:style-name="P30">2</text:p>
          </table:table-cell>
          <table:table-cell table:style-name="Table1.A1" office:value-type="string">
            <text:p text:style-name="P30">3</text:p>
          </table:table-cell>
          <table:table-cell table:style-name="Table1.A1" office:value-type="string">
            <text:p text:style-name="P30">4</text:p>
          </table:table-cell>
          <table:table-cell table:style-name="Table1.A1" office:value-type="string">
            <text:p text:style-name="P30">5</text:p>
          </table:table-cell>
          <table:table-cell table:style-name="Table1.A1" office:value-type="string">
            <text:p text:style-name="P30">6</text:p>
          </table:table-cell>
          <table:table-cell table:style-name="Table1.A1" office:value-type="string">
            <text:p text:style-name="P30">7</text:p>
          </table:table-cell>
          <table:table-cell table:style-name="Table1.I1" office:value-type="string">
            <text:p text:style-name="P30">8</text:p>
          </table:table-cell>
        </table:table-row>
        <table:table-row>
          <table:table-cell table:style-name="Table1.A2" office:value-type="string">
            <text:p text:style-name="P30">Day 1</text:p>
          </table:table-cell>
          <table:table-cell table:style-name="Table1.B2" office:value-type="string">
            <text:p text:style-name="P29"/>
          </table:table-cell>
          <table:table-cell table:style-name="Table1.B2" office:value-type="string">
            <text:p text:style-name="P29"/>
          </table:table-cell>
          <table:table-cell table:style-name="Table1.B2" office:value-type="string">
            <text:p text:style-name="P29"/>
          </table:table-cell>
          <table:table-cell table:style-name="Table1.B2" office:value-type="string">
            <text:p text:style-name="P29"/>
          </table:table-cell>
          <table:table-cell table:style-name="Table1.F2" table:number-columns-spanned="4" office:value-type="string">
            <text:p text:style-name="P31">OOP LABORATORY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0">Day 2</text:p>
          </table:table-cell>
          <table:table-cell table:style-name="Table1.B2" office:value-type="string">
            <text:p text:style-name="P29"/>
          </table:table-cell>
          <table:table-cell table:style-name="Table1.B2" office:value-type="string">
            <text:p text:style-name="P29"/>
          </table:table-cell>
          <table:table-cell table:style-name="Table1.B2" office:value-type="string">
            <text:p text:style-name="P29"/>
          </table:table-cell>
          <table:table-cell table:style-name="Table1.B2" office:value-type="string">
            <text:p text:style-name="P29"/>
          </table:table-cell>
          <table:table-cell table:style-name="Table1.B2" office:value-type="string">
            <text:p text:style-name="P29"/>
          </table:table-cell>
          <table:table-cell table:style-name="Table1.B2" office:value-type="string">
            <text:p text:style-name="P29"/>
          </table:table-cell>
          <table:table-cell table:style-name="Table1.B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30">Day 3</text:p>
          </table:table-cell>
          <table:table-cell table:style-name="Table1.B2" office:value-type="string">
            <text:p text:style-name="P29"/>
          </table:table-cell>
          <table:table-cell table:style-name="Table1.B2" office:value-type="string">
            <text:p text:style-name="P29"/>
          </table:table-cell>
          <table:table-cell table:style-name="Table1.B2" office:value-type="string">
            <text:p text:style-name="P29"/>
          </table:table-cell>
          <table:table-cell table:style-name="Table1.B2" office:value-type="string">
            <text:p text:style-name="P29"/>
          </table:table-cell>
          <table:table-cell table:style-name="Table1.B2" office:value-type="string">
            <text:p text:style-name="P29"/>
          </table:table-cell>
          <table:table-cell table:style-name="Table1.B2" office:value-type="string">
            <text:p text:style-name="P29"/>
          </table:table-cell>
          <table:table-cell table:style-name="Table1.B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30">Day 4</text:p>
          </table:table-cell>
          <table:table-cell table:style-name="Table1.B2" office:value-type="string">
            <text:p text:style-name="P29"/>
          </table:table-cell>
          <table:table-cell table:style-name="Table1.B2" office:value-type="string">
            <text:p text:style-name="P29"/>
          </table:table-cell>
          <table:table-cell table:style-name="Table1.B2" office:value-type="string">
            <text:p text:style-name="P29"/>
          </table:table-cell>
          <table:table-cell table:style-name="Table1.B2" office:value-type="string">
            <text:p text:style-name="P29"/>
          </table:table-cell>
          <table:table-cell table:style-name="Table1.B2" office:value-type="string">
            <text:p text:style-name="P29"/>
          </table:table-cell>
          <table:table-cell table:style-name="Table1.B2" office:value-type="string">
            <text:p text:style-name="P29"/>
          </table:table-cell>
          <table:table-cell table:style-name="Table1.B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30">Day 5</text:p>
          </table:table-cell>
          <table:table-cell table:style-name="Table1.B2" office:value-type="string">
            <text:p text:style-name="P29"/>
          </table:table-cell>
          <table:table-cell table:style-name="Table1.B2" office:value-type="string">
            <text:p text:style-name="P29"/>
          </table:table-cell>
          <table:table-cell table:style-name="Table1.B2" office:value-type="string">
            <text:p text:style-name="P29"/>
          </table:table-cell>
          <table:table-cell table:style-name="Table1.B2" office:value-type="string">
            <text:p text:style-name="P29"/>
          </table:table-cell>
          <table:table-cell table:style-name="Table1.B2" office:value-type="string">
            <text:p text:style-name="P29"/>
          </table:table-cell>
          <table:table-cell table:style-name="Table1.B2" office:value-type="string">
            <text:p text:style-name="P29"/>
          </table:table-cell>
          <table:table-cell table:style-name="Table1.B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30">Day 6</text:p>
          </table:table-cell>
          <table:table-cell table:style-name="Table1.B2" office:value-type="string">
            <text:p text:style-name="P29"/>
          </table:table-cell>
          <table:table-cell table:style-name="Table1.B2" office:value-type="string">
            <text:p text:style-name="P29"/>
          </table:table-cell>
          <table:table-cell table:style-name="Table1.B2" office:value-type="string">
            <text:p text:style-name="P29"/>
          </table:table-cell>
          <table:table-cell table:style-name="Table1.B2" office:value-type="string">
            <text:p text:style-name="P29"/>
          </table:table-cell>
          <table:table-cell table:style-name="Table1.B2" office:value-type="string">
            <text:p text:style-name="P29"/>
          </table:table-cell>
          <table:table-cell table:style-name="Table1.B2" office:value-type="string">
            <text:p text:style-name="P29"/>
          </table:table-cell>
          <table:table-cell table:style-name="Table1.B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</table:table>
      <text:p text:style-name="P1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Prepared By</text:p>
            <text:p text:style-name="P6">Signature of Faculty</text:p>
          </table:table-cell>
          <table:table-cell table:style-name="Table3.A1" office:value-type="string">
            <text:p text:style-name="P9">Approved By</text:p>
            <text:p text:style-name="P6">Head of Departmen<text:span text:style-name="T3">t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officeooo:rsid="000e59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0:07:36.065474548</meta:creation-date>
    <dc:date>2018-07-06T14:53:18.301180343</dc:date>
    <meta:editing-duration>PT6H22M24S</meta:editing-duration>
    <meta:editing-cycles>178</meta:editing-cycles>
    <meta:generator>LibreOffice/6.0.3.2$Linux_X86_64 LibreOffice_project/00m0$Build-2</meta:generator>
    <meta:document-statistic meta:table-count="3" meta:image-count="0" meta:object-count="0" meta:page-count="1" meta:paragraph-count="35" meta:word-count="67" meta:character-count="373" meta:non-whitespace-character-count="341"/>
  </office:meta>
</office:document-meta>
</file>